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2pt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position="super 58%" style:font-name="Times New Roman1" style:text-underline-style="none" fo:font-weight="normal" style:font-weight-asian="normal" style:font-name-complex="Times New Roman1" style:font-weight-complex="normal"/>
    </style:style>
    <style:style style:name="T5" style:family="text">
      <style:text-properties style:text-position="0% 100%" fo:font-size="12pt" style:text-underline-style="none" fo:font-weight="normal" style:font-size-asian="12pt" style:font-weight-asian="normal" style:font-weight-complex="normal"/>
    </style:style>
    <style:style style:name="T6" style:family="text">
      <style:text-properties style:text-position="0% 100%" style:font-name="Times New Roman1" fo:font-size="12pt" style:text-underline-style="none" fo:font-weight="normal" style:font-size-asian="12pt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eting 2/11</text:p>
      <text:p text:style-name="P1"/>
      <text:p text:style-name="P3">Present: John, Stoyko, Nathan, Daniel Cornwell</text:p>
      <text:p text:style-name="P3">Known absences: Adrian, James</text:p>
      <text:p text:style-name="P3">Absent: Sam, Miles, Daniel Stuessy</text:p>
      <text:p text:style-name="P3"/>
      <text:p text:style-name="P3">Standards meeting report: </text:p>
      <text:p text:style-name="P3"/>
      <text:p text:style-name="P2"><text:span text:style-name="T2">Monsters contain the variables health, strength, toughness and evade. Health calculated by 2-e</text:span><text:span text:style-name="T4">λ</text:span><text:span text:style-name="T3">t</text:span><text:span text:style-name="T5">, where </text:span><text:span text:style-name="T6">λ</text:span><text:span text:style-name="T5"> is the current age and t is the age rate. Strength, toughness and evade are calculated by a(f(x))(2- e</text:span><text:span text:style-name="T4">λ</text:span><text:span text:style-name="T3">t</text:span><text:span text:style-name="T5">) (details on exact calculation unclear)</text:span></text:p>
      <text:p text:style-name="P3"/>
      <text:p text:style-name="P4">The monster with the higher attack rate will attack first.</text:p>
      <text:p text:style-name="P3"/>
      <text:p text:style-name="P4">We will be using JSON for the transfer of data between servers. </text:p>
      <text:p text:style-name="P3"/>
      <text:p text:style-name="P4">Fights etc. will be handled on the offer recipients server when the offer is accepted.</text:p>
      <text:p text:style-name="P3"/>
      <text:p text:style-name="P4">The server taking action must check that the other monster is still alive before taking action as the monster may have died in a fight since making the offer.</text:p>
      <text:p text:style-name="P3"/>
      <text:p text:style-name="P4">Breeding will be offered openly, and any friend of that person can pay currency to accept the offer. The person accepting the offer will receive a monster and will pay out.</text:p>
      <text:p text:style-name="P3"/>
      <text:p text:style-name="P4">Changes have been made to the class diagram in light of the new information.</text:p>
      <text:p text:style-name="P3"/>
      <text:p text:style-name="P4">Next meeting will be on Monday at 6PM, room to be deci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6:14:03</meta:creation-date>
    <meta:editing-duration>P15824DT17H31M44S</meta:editing-duration>
    <meta:document-statistic meta:table-count="0" meta:image-count="0" meta:object-count="0" meta:page-count="1" meta:paragraph-count="13" meta:word-count="182" meta:character-count="1069"/>
    <meta:generator>OpenOffice.org/3.4$Win32 OpenOffice.org_project/340m1$Build-9590</meta:generator>
  </office:meta>
</office:document-meta>
</file>